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ookerly" svg:font-family="Bookerly" style:font-pitch="variable"/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7.62cm" table:align="margins"/>
    </style:style>
    <style:style style:name="Table1.A" style:family="table-column">
      <style:table-column-properties style:column-width="1.905cm" style:rel-column-width="16383*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101cm" fo:border="0.05pt solid #000000" style:writing-mode="page"/>
    </style:style>
    <style:style style:name="Tabl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Figure1" style:family="table">
      <style:table-properties style:width="6.257cm" fo:margin-left="0.242cm" table:align="left"/>
    </style:style>
    <style:style style:name="Figure1.A" style:family="table-column">
      <style:table-column-properties style:column-width="1.157cm"/>
    </style:style>
    <style:style style:name="Figure1.B" style:family="table-column">
      <style:table-column-properties style:column-width="1.489cm"/>
    </style:style>
    <style:style style:name="Figure1.C" style:family="table-column">
      <style:table-column-properties style:column-width="1.704cm"/>
    </style:style>
    <style:style style:name="Figure1.D" style:family="table-column">
      <style:table-column-properties style:column-width="1.907cm"/>
    </style:style>
    <style:style style:name="Figur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Figure1.B1" style:family="table-cell">
      <style:table-cell-properties fo:padding="0.101cm" fo:border="0.05pt solid #000000" style:writing-mode="page"/>
    </style:style>
    <style:style style:name="Figure1.2" style:family="table-row">
      <style:table-row-properties style:min-row-height="0.621cm"/>
    </style:style>
    <style:style style:name="Figur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Figure1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Figure1.3" style:family="table-row">
      <style:table-row-properties style:min-row-height="0.848cm"/>
    </style:style>
    <style:style style:name="Figure1.4" style:family="table-row">
      <style:table-row-properties style:min-row-height="0.594cm"/>
    </style:style>
    <style:style style:name="Figure1.5" style:family="table-row">
      <style:table-row-properties style:min-row-height="0.695cm"/>
    </style:style>
    <style:style style:name="Figure1.6" style:family="table-row">
      <style:table-row-properties style:min-row-height="0.612cm"/>
    </style:style>
    <style:style style:name="Figure1.7" style:family="table-row">
      <style:table-row-properties style:min-row-height="0.755cm"/>
    </style:style>
    <style:style style:name="Table1" style:family="table">
      <style:table-properties style:width="7.62cm" table:align="margins"/>
    </style:style>
    <style:style style:name="Table1.A" style:family="table-column">
      <style:table-column-properties style:column-width="1.905cm" style:rel-column-width="16383*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101cm" fo:border="0.05pt solid #000000" style:writing-mode="page"/>
    </style:style>
    <style:style style:name="Tabl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.62cm" table:align="margins"/>
    </style:style>
    <style:style style:name="Table1.A" style:family="table-column">
      <style:table-column-properties style:column-width="1.905cm" style:rel-column-width="16383*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101cm" fo:border="0.05pt solid #000000" style:writing-mode="page"/>
    </style:style>
    <style:style style:name="Tabl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Figure1" style:family="table">
      <style:table-properties style:width="6.257cm" fo:margin-left="0.242cm" table:align="left"/>
    </style:style>
    <style:style style:name="Figure1.A" style:family="table-column">
      <style:table-column-properties style:column-width="1.157cm"/>
    </style:style>
    <style:style style:name="Figure1.B" style:family="table-column">
      <style:table-column-properties style:column-width="1.489cm"/>
    </style:style>
    <style:style style:name="Figure1.C" style:family="table-column">
      <style:table-column-properties style:column-width="1.704cm"/>
    </style:style>
    <style:style style:name="Figure1.D" style:family="table-column">
      <style:table-column-properties style:column-width="1.907cm"/>
    </style:style>
    <style:style style:name="Figure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Figure1.B1" style:family="table-cell">
      <style:table-cell-properties fo:padding="0.101cm" fo:border="0.05pt solid #000000" style:writing-mode="page"/>
    </style:style>
    <style:style style:name="Figure1.2" style:family="table-row">
      <style:table-row-properties style:min-row-height="0.621cm"/>
    </style:style>
    <style:style style:name="Figure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Figure1.D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Figure1.3" style:family="table-row">
      <style:table-row-properties style:min-row-height="0.848cm"/>
    </style:style>
    <style:style style:name="Figure1.4" style:family="table-row">
      <style:table-row-properties style:min-row-height="0.594cm"/>
    </style:style>
    <style:style style:name="Figure1.5" style:family="table-row">
      <style:table-row-properties style:min-row-height="0.695cm"/>
    </style:style>
    <style:style style:name="Figure1.6" style:family="table-row">
      <style:table-row-properties style:min-row-height="0.612cm"/>
    </style:style>
    <style:style style:name="Figure1.7" style:family="table-row">
      <style:table-row-properties style:min-row-height="0.755cm"/>
    </style:style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P12" style:family="paragraph" style:parent-style-name="Standard">
      <style:text-properties style:text-underline-style="solid" style:text-underline-width="auto" style:text-underline-color="font-color" officeooo:rsid="004e2ee3" officeooo:paragraph-rsid="004e2ee3"/>
    </style:style>
    <style:style style:name="P13" style:family="paragraph" style:parent-style-name="Standard">
      <style:text-properties officeooo:paragraph-rsid="00ae18ca"/>
    </style:style>
    <style:style style:name="P14" style:family="paragraph" style:parent-style-name="Standard">
      <style:text-properties style:font-name="Liberation Serif" style:text-underline-style="none" officeooo:rsid="00810a4d" officeooo:paragraph-rsid="00ae18ca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">
      <style:paragraph-properties fo:text-align="center" style:justify-single-word="false" fo:keep-with-next="always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b57809" officeooo:paragraph-rsid="00b57809" style:font-size-asian="12pt" style:font-name-complex="Noto Sans Devanagari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Bookerly" fo:font-size="12pt" officeooo:rsid="00b57809" officeooo:paragraph-rsid="00b57809" style:font-size-asian="12pt" style:font-name-complex="Noto Sans Devanagari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Bookerly" fo:font-size="12pt" style:font-size-asian="12pt" style:font-name-complex="Noto Sans Devanagari" style:font-size-complex="12pt"/>
    </style:style>
    <style:style style:name="P20" style:family="paragraph" style:parent-style-name="Table">
      <style:paragraph-properties fo:text-align="center" style:justify-single-word="false"/>
    </style:style>
    <style:style style:name="P21" style:family="paragraph" style:parent-style-name="Table_20_Contents">
      <style:text-properties style:font-name="Liberation Serif" officeooo:paragraph-rsid="00b27e06"/>
    </style:style>
    <style:style style:name="P22" style:family="paragraph" style:parent-style-name="Table_20_Contents">
      <style:text-properties style:font-name="Liberation Serif" officeooo:rsid="00b09166" officeooo:paragraph-rsid="00b27e06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b09166" officeooo:paragraph-rsid="00b27e06"/>
    </style:style>
    <style:style style:name="P24" style:family="paragraph" style:parent-style-name="Table_20_Contents">
      <style:text-properties style:font-name="Bookerly" fo:font-size="12pt" officeooo:rsid="00b09166" officeooo:paragraph-rsid="00b27e06" style:font-size-asian="12pt" style:font-size-complex="12pt"/>
    </style:style>
    <style:style style:name="P25" style:family="paragraph" style:parent-style-name="Table_20_Contents">
      <style:text-properties style:font-name="Bookerly" fo:font-size="12pt" officeooo:paragraph-rsid="00b27e0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Bookerly" fo:font-size="12pt" officeooo:rsid="00b09166" officeooo:paragraph-rsid="00b27e06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Bookerly" fo:font-size="12pt" officeooo:rsid="00b0d7b5" officeooo:paragraph-rsid="00b27e06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Bookerly" fo:font-size="12pt" officeooo:paragraph-rsid="00b27e06" style:font-size-asian="12pt" style:font-size-complex="12pt"/>
    </style:style>
    <style:style style:name="P29" style:family="paragraph" style:parent-style-name="Table_20_Contents">
      <style:text-properties style:font-name="Bookerly" fo:font-size="12pt" officeooo:rsid="00b0d7b5" officeooo:paragraph-rsid="00b27e06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Bookerly" fo:font-size="12pt" officeooo:rsid="00b09166" officeooo:paragraph-rsid="00bde0f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Bookerly" fo:font-size="12pt" officeooo:rsid="00b0d7b5" officeooo:paragraph-rsid="00b27e06" style:font-size-asian="12pt" style:font-size-complex="12pt"/>
    </style:style>
    <style:style style:name="P32" style:family="paragraph" style:parent-style-name="Standard">
      <style:text-properties officeooo:paragraph-rsid="00b27e06"/>
    </style:style>
    <style:style style:name="P33" style:family="paragraph" style:parent-style-name="Standard">
      <style:text-properties style:font-name="Liberation Serif" style:text-underline-style="none" officeooo:rsid="00810a4d" officeooo:paragraph-rsid="00770bed"/>
    </style:style>
    <style:style style:name="P34" style:family="paragraph" style:parent-style-name="Standard">
      <style:text-properties style:text-underline-style="none" officeooo:rsid="007c7e59" officeooo:paragraph-rsid="00770bed"/>
    </style:style>
    <style:style style:name="P35" style:family="paragraph" style:parent-style-name="Standard">
      <style:paragraph-properties fo:break-before="auto" fo:break-after="auto"/>
      <style:text-properties style:text-underline-style="none" officeooo:rsid="007514fe" officeooo:paragraph-rsid="00770bed"/>
    </style:style>
    <style:style style:name="P36" style:family="paragraph" style:parent-style-name="Standard">
      <style:text-properties style:text-underline-style="none" officeooo:rsid="007514fe" officeooo:paragraph-rsid="00b57809"/>
    </style:style>
    <style:style style:name="P37" style:family="paragraph" style:parent-style-name="Standard">
      <style:text-properties officeooo:paragraph-rsid="00b57809"/>
    </style:style>
    <style:style style:name="P38" style:family="paragraph" style:parent-style-name="Footnote">
      <style:text-properties officeooo:rsid="008f9164" officeooo:paragraph-rsid="008f9164"/>
    </style:style>
    <style:style style:name="P39" style:family="paragraph" style:parent-style-name="Standard">
      <style:text-properties style:text-underline-style="none" officeooo:rsid="007514fe" officeooo:paragraph-rsid="00770bed"/>
    </style:style>
    <style:style style:name="P40" style:family="paragraph" style:parent-style-name="Standard">
      <style:text-properties officeooo:paragraph-rsid="009de1ba"/>
    </style:style>
    <style:style style:name="P41" style:family="paragraph" style:parent-style-name="Standard">
      <style:text-properties style:font-name="Bukyvede1" officeooo:rsid="009a0d3b" officeooo:paragraph-rsid="00879d28"/>
    </style:style>
    <style:style style:name="P42" style:family="paragraph" style:parent-style-name="Standard">
      <style:text-properties style:font-name="Liberation Serif" officeooo:rsid="009a0d3b" officeooo:paragraph-rsid="009a0d3b"/>
    </style:style>
    <style:style style:name="P43" style:family="paragraph" style:parent-style-name="Standard">
      <style:text-properties style:text-underline-style="none" officeooo:rsid="00879d28" officeooo:paragraph-rsid="00879d28"/>
    </style:style>
    <style:style style:name="P44" style:family="paragraph" style:parent-style-name="Standard">
      <style:text-properties officeooo:rsid="009be8d5" officeooo:paragraph-rsid="009be8d5"/>
    </style:style>
    <style:style style:name="P45" style:family="paragraph" style:parent-style-name="Standard">
      <style:text-properties style:text-underline-style="none" officeooo:rsid="00677006" officeooo:paragraph-rsid="007514fe"/>
    </style:style>
    <style:style style:name="P46" style:family="paragraph" style:parent-style-name="Standard">
      <style:text-properties style:text-underline-style="none" officeooo:rsid="00a15e37" officeooo:paragraph-rsid="00a15e37"/>
    </style:style>
    <style:style style:name="P47" style:family="paragraph" style:parent-style-name="Standard">
      <style:text-properties fo:color="#ff4000" loext:opacity="100%" officeooo:paragraph-rsid="007514fe"/>
    </style:style>
    <style:style style:name="P48" style:family="paragraph" style:parent-style-name="Standard">
      <style:text-properties fo:color="#ff4000" loext:opacity="100%" officeooo:paragraph-rsid="00740f8f"/>
    </style:style>
    <style:style style:name="P49" style:family="paragraph" style:parent-style-name="Standard">
      <style:text-properties fo:color="#ff4000" loext:opacity="100%" style:text-underline-style="none" officeooo:rsid="006eb73e" officeooo:paragraph-rsid="006eba39"/>
    </style:style>
    <style:style style:name="P50" style:family="paragraph" style:parent-style-name="Standard">
      <style:text-properties fo:color="#ff4000" loext:opacity="100%" style:text-underline-style="none" officeooo:rsid="0052b987" officeooo:paragraph-rsid="009f616e"/>
    </style:style>
    <style:style style:name="P51" style:family="paragraph" style:parent-style-name="Standard">
      <style:text-properties fo:color="#ff4000" loext:opacity="100%" style:text-underline-style="none" officeooo:rsid="00ae18ca" officeooo:paragraph-rsid="00ae18ca"/>
    </style:style>
    <style:style style:name="P52" style:family="paragraph" style:parent-style-name="Standard">
      <style:text-properties fo:font-variant="normal" fo:text-transform="none" fo:color="#ff4000" loext:opacity="100%" style:font-name="Bukyvede" fo:font-size="12pt" fo:letter-spacing="normal" fo:font-style="normal" style:text-underline-style="none" fo:font-weight="normal" officeooo:rsid="0052b987" officeooo:paragraph-rsid="009f616e" style:font-size-asian="12pt" style:font-size-complex="12pt"/>
    </style:style>
    <style:style style:name="P53" style:family="paragraph" style:parent-style-name="Standard">
      <style:text-properties fo:color="#ff4000" loext:opacity="100%" style:text-underline-style="none" officeooo:rsid="0052b987" officeooo:paragraph-rsid="005f2654"/>
    </style:style>
    <style:style style:name="P54" style:family="paragraph" style:parent-style-name="Standard">
      <style:text-properties fo:color="#ff4000" loext:opacity="100%" style:text-underline-style="none" officeooo:rsid="0052b987" officeooo:paragraph-rsid="0052b987"/>
    </style:style>
    <style:style style:name="P55" style:family="paragraph" style:parent-style-name="Standard">
      <style:text-properties fo:color="#ff4000" loext:opacity="100%" style:text-underline-style="none" officeooo:rsid="005328dd" officeooo:paragraph-rsid="005328dd"/>
    </style:style>
    <style:style style:name="P56" style:family="paragraph" style:parent-style-name="Standard">
      <style:text-properties style:text-underline-style="none" officeooo:rsid="00502dfd" officeooo:paragraph-rsid="0052b987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4cc504"/>
    </style:style>
    <style:style style:name="T17" style:family="text">
      <style:text-properties officeooo:rsid="001e2ffc"/>
    </style:style>
    <style:style style:name="T18" style:family="text">
      <style:text-properties officeooo:rsid="0021983c"/>
    </style:style>
    <style:style style:name="T19" style:family="text">
      <style:text-properties officeooo:rsid="002326b0"/>
    </style:style>
    <style:style style:name="T20" style:family="text">
      <style:text-properties officeooo:rsid="00234392"/>
    </style:style>
    <style:style style:name="T21" style:family="text">
      <style:text-properties officeooo:rsid="00246a5b"/>
    </style:style>
    <style:style style:name="T22" style:family="text">
      <style:text-properties officeooo:rsid="0025ef7a"/>
    </style:style>
    <style:style style:name="T23" style:family="text">
      <style:text-properties officeooo:rsid="0030ea97"/>
    </style:style>
    <style:style style:name="T24" style:family="text">
      <style:text-properties officeooo:rsid="0025c615"/>
    </style:style>
    <style:style style:name="T25" style:family="text">
      <style:text-properties officeooo:rsid="00264d16"/>
    </style:style>
    <style:style style:name="T26" style:family="text">
      <style:text-properties officeooo:rsid="002953ea"/>
    </style:style>
    <style:style style:name="T27" style:family="text">
      <style:text-properties officeooo:rsid="0066c88f"/>
    </style:style>
    <style:style style:name="T28" style:family="text">
      <style:text-properties officeooo:rsid="002af8c9"/>
    </style:style>
    <style:style style:name="T29" style:family="text">
      <style:text-properties officeooo:rsid="002ddb77"/>
    </style:style>
    <style:style style:name="T30" style:family="text">
      <style:text-properties officeooo:rsid="002f79d2"/>
    </style:style>
    <style:style style:name="T31" style:family="text">
      <style:text-properties officeooo:rsid="002dc859"/>
    </style:style>
    <style:style style:name="T32" style:family="text">
      <style:text-properties officeooo:rsid="002d1def"/>
    </style:style>
    <style:style style:name="T33" style:family="text">
      <style:text-properties officeooo:rsid="0032d62b"/>
    </style:style>
    <style:style style:name="T34" style:family="text">
      <style:text-properties officeooo:rsid="00329668"/>
    </style:style>
    <style:style style:name="T35" style:family="text">
      <style:text-properties officeooo:rsid="003317df"/>
    </style:style>
    <style:style style:name="T36" style:family="text">
      <style:text-properties officeooo:rsid="0041c0e6"/>
    </style:style>
    <style:style style:name="T37" style:family="text">
      <style:text-properties fo:color="#bf0041" loext:opacity="100%" officeooo:rsid="0041c0e6"/>
    </style:style>
    <style:style style:name="T38" style:family="text">
      <style:text-properties fo:color="#bf0041" loext:opacity="100%" officeooo:rsid="004ae3f1"/>
    </style:style>
    <style:style style:name="T39" style:family="text">
      <style:text-properties officeooo:rsid="00369b88"/>
    </style:style>
    <style:style style:name="T40" style:family="text">
      <style:text-properties officeooo:rsid="0036d822"/>
    </style:style>
    <style:style style:name="T41" style:family="text">
      <style:text-properties officeooo:rsid="00340340"/>
    </style:style>
    <style:style style:name="T42" style:family="text">
      <style:text-properties officeooo:rsid="00372916"/>
    </style:style>
    <style:style style:name="T43" style:family="text">
      <style:text-properties officeooo:rsid="003bcfcb"/>
    </style:style>
    <style:style style:name="T44" style:family="text">
      <style:text-properties officeooo:rsid="0034774e"/>
    </style:style>
    <style:style style:name="T45" style:family="text">
      <style:text-properties officeooo:rsid="003d3c1a"/>
    </style:style>
    <style:style style:name="T46" style:family="text">
      <style:text-properties officeooo:rsid="003e0a46"/>
    </style:style>
    <style:style style:name="T47" style:family="text">
      <style:text-properties officeooo:rsid="003fbcd6"/>
    </style:style>
    <style:style style:name="T48" style:family="text">
      <style:text-properties officeooo:rsid="004ae3f1"/>
    </style:style>
    <style:style style:name="T49" style:family="text">
      <style:text-properties officeooo:rsid="00423717"/>
    </style:style>
    <style:style style:name="T50" style:family="text">
      <style:text-properties officeooo:rsid="0043d7a8"/>
    </style:style>
    <style:style style:name="T51" style:family="text">
      <style:text-properties officeooo:rsid="0044f91f"/>
    </style:style>
    <style:style style:name="T52" style:family="text">
      <style:text-properties officeooo:rsid="00469a9b"/>
    </style:style>
    <style:style style:name="T53" style:family="text">
      <style:text-properties style:text-underline-style="none" officeooo:rsid="0052b987"/>
    </style:style>
    <style:style style:name="T54" style:family="text">
      <style:text-properties style:text-underline-style="none" officeooo:rsid="00609a24"/>
    </style:style>
    <style:style style:name="T55" style:family="text">
      <style:text-properties style:text-underline-style="none" officeooo:rsid="00618b94"/>
    </style:style>
    <style:style style:name="T56" style:family="text">
      <style:text-properties style:text-underline-style="none" officeooo:rsid="006eba39"/>
    </style:style>
    <style:style style:name="T57" style:family="text">
      <style:text-properties style:text-underline-style="none" officeooo:rsid="006402f9"/>
    </style:style>
    <style:style style:name="T58" style:family="text">
      <style:text-properties style:text-underline-style="none" fo:font-weight="bold" officeooo:rsid="006402f9" style:font-weight-asian="bold" style:font-weight-complex="bold"/>
    </style:style>
    <style:style style:name="T59" style:family="text">
      <style:text-properties style:text-underline-style="none" officeooo:rsid="00677006"/>
    </style:style>
    <style:style style:name="T60" style:family="text">
      <style:text-properties style:text-underline-style="none" officeooo:rsid="0068aa13"/>
    </style:style>
    <style:style style:name="T61" style:family="text">
      <style:text-properties style:text-underline-style="none" officeooo:rsid="007514fe"/>
    </style:style>
    <style:style style:name="T62" style:family="text">
      <style:text-properties style:text-underline-style="none" officeooo:rsid="00770bed"/>
    </style:style>
    <style:style style:name="T63" style:family="text">
      <style:text-properties style:text-underline-style="none" officeooo:rsid="007ab99f"/>
    </style:style>
    <style:style style:name="T64" style:family="text">
      <style:text-properties style:text-underline-style="none" officeooo:rsid="007adc2f"/>
    </style:style>
    <style:style style:name="T65" style:family="text">
      <style:text-properties style:text-underline-style="none" officeooo:rsid="007c7e59"/>
    </style:style>
    <style:style style:name="T66" style:family="text">
      <style:text-properties style:text-underline-style="none" officeooo:rsid="007f62dd"/>
    </style:style>
    <style:style style:name="T67" style:family="text">
      <style:text-properties fo:font-style="italic" style:text-underline-style="none" officeooo:rsid="007f62dd" style:font-style-asian="italic" style:font-style-complex="italic"/>
    </style:style>
    <style:style style:name="T68" style:family="text">
      <style:text-properties fo:font-style="normal" style:text-underline-style="none" officeooo:rsid="007f62dd" style:font-style-asian="normal" style:font-style-complex="normal"/>
    </style:style>
    <style:style style:name="T69" style:family="text">
      <style:text-properties style:font-name="Bukyvede1" style:text-underline-style="none" officeooo:rsid="007f62dd"/>
    </style:style>
    <style:style style:name="T70" style:family="text">
      <style:text-properties style:font-name="Bukyvede" style:text-underline-style="none" officeooo:rsid="00833d97" style:font-name-asian="Bukyvede" style:font-name-complex="Bukyvede"/>
    </style:style>
    <style:style style:name="T71" style:family="text">
      <style:text-properties style:text-underline-style="none" officeooo:rsid="00becf4a"/>
    </style:style>
    <style:style style:name="T72" style:family="text">
      <style:text-properties style:font-name="Bukyvede1" style:text-underline-style="none" officeooo:rsid="00becf4a"/>
    </style:style>
    <style:style style:name="T73" style:family="text">
      <style:text-properties style:font-name="Liberation Serif" style:text-underline-style="none" officeooo:rsid="00becf4a"/>
    </style:style>
    <style:style style:name="T74" style:family="text">
      <style:text-properties style:font-name="Liberation Serif" fo:font-style="italic" style:text-underline-style="none" officeooo:rsid="00becf4a" style:font-style-asian="italic" style:font-style-complex="italic"/>
    </style:style>
    <style:style style:name="T75" style:family="text">
      <style:text-properties style:text-underline-style="none" officeooo:rsid="00808df6"/>
    </style:style>
    <style:style style:name="T76" style:family="text">
      <style:text-properties fo:font-family="'Menaion Medieval'" style:font-pitch="variable" style:text-underline-style="none" officeooo:rsid="00808df6"/>
    </style:style>
    <style:style style:name="T77" style:family="text">
      <style:text-properties style:font-name="Liberation Serif" style:text-underline-style="none" officeooo:rsid="00808df6"/>
    </style:style>
    <style:style style:name="T78" style:family="text">
      <style:text-properties style:font-name="Liberation Serif" style:text-underline-style="none" officeooo:rsid="00810a4d"/>
    </style:style>
    <style:style style:name="T79" style:family="text">
      <style:text-properties style:font-name="Liberation Serif" style:text-underline-style="none" officeooo:rsid="008307f5"/>
    </style:style>
    <style:style style:name="T80" style:family="text">
      <style:text-properties officeooo:rsid="00bbd3bd"/>
    </style:style>
    <style:style style:name="T81" style:family="text">
      <style:text-properties officeooo:rsid="00b0d7b5"/>
    </style:style>
    <style:style style:name="T82" style:family="text">
      <style:text-properties officeooo:rsid="00bde0ff"/>
    </style:style>
    <style:style style:name="T83" style:family="text">
      <style:text-properties style:text-underline-style="none" officeooo:rsid="0096ca82"/>
    </style:style>
    <style:style style:name="T84" style:family="text">
      <style:text-properties style:text-underline-style="none" officeooo:rsid="009889f7"/>
    </style:style>
    <style:style style:name="T85" style:family="text">
      <style:text-properties style:text-underline-style="none" officeooo:rsid="008e6814"/>
    </style:style>
    <style:style style:name="T86" style:family="text">
      <style:text-properties fo:font-variant="normal" fo:text-transform="none" fo:color="#000000" loext:opacity="100%" style:font-name="Bukyvede1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000000" loext:opacity="100%" style:font-name="Bukyvede1" fo:font-size="12pt" fo:letter-spacing="normal" fo:font-style="normal" fo:font-weight="normal" officeooo:rsid="008e6814" style:font-size-asian="12pt" style:font-size-complex="12pt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e6814" style:font-size-asian="12pt" style:font-size-complex="12pt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514fe" style:font-size-asian="12pt" style:font-size-complex="12pt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e6814" style:font-size-asian="12pt" style:font-size-complex="12pt"/>
    </style:style>
    <style:style style:name="T91" style:family="text">
      <style:text-properties style:font-name="Bukyvede1" fo:font-size="12pt" style:text-underline-style="none" officeooo:rsid="008e6814" style:font-size-asian="12pt" style:font-size-complex="12pt"/>
    </style:style>
    <style:style style:name="T92" style:family="text">
      <style:text-properties fo:font-variant="normal" fo:text-transform="none" fo:color="#000000" loext:opacity="100%" style:font-name="Bukyvede" fo:font-size="13.5pt" fo:letter-spacing="normal" fo:font-style="normal" style:text-underline-style="none" fo:font-weight="normal" officeooo:rsid="008e6814"/>
    </style:style>
    <style:style style:name="T93" style:family="text">
      <style:text-properties fo:font-variant="normal" fo:text-transform="none" fo:color="#000000" loext:opacity="100%" style:font-name="Bukyvede" fo:font-size="12pt" fo:letter-spacing="normal" fo:font-style="normal" fo:font-weight="normal" style:font-size-asian="12pt" style:font-size-complex="12pt"/>
    </style:style>
    <style:style style:name="T94" style:family="text">
      <style:text-properties fo:font-variant="normal" fo:text-transform="none" fo:color="#000000" loext:opacity="100%" style:font-name="Bukyvede" fo:font-size="12pt" fo:letter-spacing="normal" fo:font-style="normal" fo:font-weight="normal" officeooo:rsid="008e6814" style:font-size-asian="12pt" style:font-size-complex="12pt"/>
    </style:style>
    <style:style style:name="T95" style:family="text">
      <style:text-properties fo:font-variant="normal" fo:text-transform="none" fo:color="#000000" loext:opacity="100%" style:font-name="Bukyvede" fo:font-size="13.5pt" fo:letter-spacing="normal" fo:font-style="normal" fo:font-weight="normal" officeooo:rsid="008e6814"/>
    </style:style>
    <style:style style:name="T96" style:family="text">
      <style:text-properties style:text-underline-style="none" officeooo:rsid="008f9164"/>
    </style:style>
    <style:style style:name="T97" style:family="text">
      <style:text-properties style:font-name="Bukyvede1" style:text-underline-style="none" officeooo:rsid="007514fe"/>
    </style:style>
    <style:style style:name="T98" style:family="text">
      <style:text-properties officeooo:rsid="00915596"/>
    </style:style>
    <style:style style:name="T99" style:family="text">
      <style:text-properties style:font-name="Liberation Serif" style:text-underline-style="none" officeooo:rsid="008f9164"/>
    </style:style>
    <style:style style:name="T100" style:family="text">
      <style:text-properties style:font-name="Liberation Serif" style:text-underline-style="none" officeooo:rsid="0092d84e"/>
    </style:style>
    <style:style style:name="T101" style:family="text">
      <style:text-properties style:font-name="Liberation Serif" style:text-underline-style="none" officeooo:rsid="007514fe"/>
    </style:style>
    <style:style style:name="T102" style:family="text">
      <style:text-properties style:font-name="Bukyvede1" style:text-underline-style="none" officeooo:rsid="0092d84e"/>
    </style:style>
    <style:style style:name="T103" style:family="text">
      <style:text-properties style:font-name="Liberation Serif" style:text-underline-style="none" officeooo:rsid="00aea5ef"/>
    </style:style>
    <style:style style:name="T104" style:family="text">
      <style:text-properties style:text-position="super 58%" style:font-name="Liberation Serif" style:text-underline-style="none" officeooo:rsid="0092d84e"/>
    </style:style>
    <style:style style:name="T105" style:family="text">
      <style:text-properties style:text-position="0% 100%" style:font-name="Liberation Serif" style:text-underline-style="none" officeooo:rsid="0092d84e"/>
    </style:style>
    <style:style style:name="T106" style:family="text">
      <style:text-properties style:text-position="0% 100%" style:font-name="Liberation Serif" style:text-underline-style="none" officeooo:rsid="00939f24"/>
    </style:style>
    <style:style style:name="T107" style:family="text">
      <style:text-properties style:text-underline-style="none" officeooo:rsid="00879d28"/>
    </style:style>
    <style:style style:name="T108" style:family="text">
      <style:text-properties style:text-underline-style="none" officeooo:rsid="008a07d8"/>
    </style:style>
    <style:style style:name="T109" style:family="text">
      <style:text-properties style:text-underline-style="none" officeooo:rsid="00884ed6"/>
    </style:style>
    <style:style style:name="T110" style:family="text">
      <style:text-properties fo:font-family="'Menaion Medieval'" style:font-pitch="variable" style:text-underline-style="none" officeooo:rsid="00884ed6"/>
    </style:style>
    <style:style style:name="T111" style:family="text">
      <style:text-properties style:text-underline-style="none" officeooo:rsid="0088f183"/>
    </style:style>
    <style:style style:name="T112" style:family="text">
      <style:text-properties fo:font-family="'Menaion Medieval'" style:font-pitch="variable" style:text-underline-style="none" officeooo:rsid="0088f183"/>
    </style:style>
    <style:style style:name="T113" style:family="text">
      <style:text-properties officeooo:rsid="0088f183"/>
    </style:style>
    <style:style style:name="T114" style:family="text">
      <style:text-properties officeooo:rsid="008a07d8"/>
    </style:style>
    <style:style style:name="T115" style:family="text">
      <style:text-properties officeooo:rsid="008c6b89"/>
    </style:style>
    <style:style style:name="T116" style:family="text">
      <style:text-properties officeooo:rsid="009de1ba"/>
    </style:style>
    <style:style style:name="T117" style:family="text">
      <style:text-properties style:font-name="Liberation Serif" style:text-underline-style="none" officeooo:rsid="009f3f65"/>
    </style:style>
    <style:style style:name="T118" style:family="text">
      <style:text-properties officeooo:rsid="009a0d3b"/>
    </style:style>
    <style:style style:name="T119" style:family="text">
      <style:text-properties style:font-name="Bukyvede1" officeooo:rsid="009a0d3b"/>
    </style:style>
    <style:style style:name="T120" style:family="text">
      <style:text-properties style:font-name="Liberation Serif" officeooo:rsid="009a0d3b"/>
    </style:style>
    <style:style style:name="T121" style:family="text">
      <style:text-properties style:font-name="Liberation Serif" officeooo:rsid="009f616e"/>
    </style:style>
    <style:style style:name="T122" style:family="text">
      <style:text-properties officeooo:rsid="009c688a"/>
    </style:style>
    <style:style style:name="T123" style:family="text">
      <style:text-properties fo:font-family="Calibri" style:font-family-generic="swiss" style:font-pitch="variable" fo:font-size="10.5pt" style:font-size-asian="10.5pt" style:font-size-complex="10.5pt"/>
    </style:style>
    <style:style style:name="T124" style:family="text">
      <style:text-properties style:text-underline-style="none" officeooo:rsid="0075f790"/>
    </style:style>
    <style:style style:name="T125" style:family="text">
      <style:text-properties style:text-underline-style="none"/>
    </style:style>
    <style:style style:name="T126" style:family="text">
      <style:text-properties style:text-underline-style="none" officeooo:rsid="00a15e37"/>
    </style:style>
    <style:style style:name="T127" style:family="text">
      <style:text-properties style:text-underline-style="none" officeooo:rsid="006b191f"/>
    </style:style>
    <style:style style:name="T128" style:family="text">
      <style:text-properties style:text-underline-style="none" officeooo:rsid="006fbec8"/>
    </style:style>
    <style:style style:name="T129" style:family="text">
      <style:text-properties style:text-underline-style="none" fo:font-weight="bold" officeooo:rsid="006fbec8" style:font-weight-asian="bold" style:font-weight-complex="bold"/>
    </style:style>
    <style:style style:name="T130" style:family="text">
      <style:text-properties style:text-underline-style="none" fo:font-weight="bold" officeooo:rsid="0052d06c" style:font-weight-asian="bold" style:font-weight-complex="bold"/>
    </style:style>
    <style:style style:name="T131" style:family="text">
      <style:text-properties style:text-underline-style="none" fo:font-weight="bold" officeooo:rsid="005f2654" style:font-weight-asian="bold" style:font-weight-complex="bold"/>
    </style:style>
    <style:style style:name="T132" style:family="text">
      <style:text-properties style:text-underline-style="none" fo:font-weight="normal" officeooo:rsid="006fbec8" style:font-weight-asian="normal" style:font-weight-complex="normal"/>
    </style:style>
    <style:style style:name="T133" style:family="text">
      <style:text-properties style:text-underline-style="none" fo:font-weight="normal" officeooo:rsid="0071da0f" style:font-weight-asian="normal" style:font-weight-complex="normal"/>
    </style:style>
    <style:style style:name="T134" style:family="text">
      <style:text-properties style:text-underline-style="none" fo:font-weight="normal" officeooo:rsid="00740f8f" style:font-weight-asian="normal" style:font-weight-complex="normal"/>
    </style:style>
    <style:style style:name="T135" style:family="text">
      <style:text-properties style:text-underline-style="none" fo:font-weight="normal" officeooo:rsid="00707f76" style:font-weight-asian="normal" style:font-weight-complex="normal"/>
    </style:style>
    <style:style style:name="T136" style:family="text">
      <style:text-properties style:font-name="Bukyvede1" style:text-underline-style="none" fo:font-weight="normal" officeooo:rsid="006fbec8" style:font-weight-asian="normal" style:font-weight-complex="normal"/>
    </style:style>
    <style:style style:name="T137" style:family="text">
      <style:text-properties style:font-name="Liberation Serif" style:text-underline-style="none" fo:font-weight="normal" officeooo:rsid="00722373" style:font-weight-asian="normal" style:font-weight-complex="normal"/>
    </style:style>
    <style:style style:name="T138" style:family="text">
      <style:text-properties style:font-name="Liberation Serif" style:text-underline-style="none" fo:font-weight="normal" officeooo:rsid="00740f8f" style:font-weight-asian="normal" style:font-weight-complex="normal"/>
    </style:style>
    <style:style style:name="T139" style:family="text">
      <style:text-properties officeooo:rsid="0071da0f"/>
    </style:style>
    <style:style style:name="T140" style:family="text">
      <style:text-properties style:font-name="Bukyvede1" officeooo:rsid="0071da0f"/>
    </style:style>
    <style:style style:name="T141" style:family="text">
      <style:text-properties officeooo:rsid="00722373"/>
    </style:style>
    <style:style style:name="T142" style:family="text">
      <style:text-properties officeooo:rsid="00740f8f"/>
    </style:style>
    <style:style style:name="T143" style:family="text">
      <style:text-properties officeooo:rsid="00ab5804"/>
    </style:style>
    <style:style style:name="T144" style:family="text">
      <style:text-properties officeooo:rsid="00ac34a7"/>
    </style:style>
    <style:style style:name="T145" style:family="text">
      <style:text-properties style:font-name="Bukyvede1" officeooo:rsid="00ac34a7"/>
    </style:style>
    <style:style style:name="T146" style:family="text">
      <style:text-properties officeooo:rsid="0052d06c"/>
    </style:style>
    <style:style style:name="T147" style:family="text">
      <style:text-properties officeooo:rsid="005f2654"/>
    </style:style>
    <style:style style:name="T148" style:family="text">
      <style:text-properties officeooo:rsid="005328dd"/>
    </style:style>
    <style:style style:name="T149" style:family="text">
      <style:text-properties fo:font-family="'Liberation Serif'" style:font-family-generic="roman" officeooo:rsid="005f2654"/>
    </style:style>
    <style:style style:name="T150" style:family="text">
      <style:text-properties officeooo:rsid="00609a24"/>
    </style:style>
    <style:style style:name="T151" style:family="text">
      <style:text-properties officeooo:rsid="009f616e"/>
    </style:style>
    <style:style style:name="T152" style:family="text">
      <style:text-properties officeooo:rsid="005bdfb9"/>
    </style:style>
    <style:style style:name="T153" style:family="text">
      <style:text-properties style:font-name="Liberation Serif" officeooo:rsid="00a15e37"/>
    </style:style>
    <style:style style:name="T154" style:family="text">
      <style:text-properties officeooo:rsid="00a15e37"/>
    </style:style>
    <style:style style:name="T155" style:family="text">
      <style:text-properties style:font-name="Liberation Serif"/>
    </style:style>
    <style:style style:name="T156" style:family="text">
      <style:text-properties style:font-name="Liberation Serif" officeooo:rsid="00a0a933"/>
    </style:style>
    <style:style style:name="T157" style:family="text">
      <style:text-properties style:font-name="Bukyvede1" officeooo:rsid="00a0a933"/>
    </style:style>
    <style:style style:name="T158" style:family="text">
      <style:text-properties style:font-name="Bukyvede" officeooo:rsid="00a0a933"/>
    </style:style>
    <style:style style:name="T159" style:family="text">
      <style:text-properties officeooo:rsid="005e0b04"/>
    </style:style>
    <style:style style:name="T160" style:family="text">
      <style:text-properties officeooo:rsid="00565221"/>
    </style:style>
    <style:style style:name="T161" style:family="text">
      <style:text-properties officeooo:rsid="00544eb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cm" fo:border="0.06pt solid 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6">. No</text:span><text:span text:style-name="T15"> inflection-class data is </text:span><text:span text:style-name="T17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7">hology-tagging</text:span><text:span text:style-name="T14"> that, with a few exceptions (e.g. comparatives), </text:span><text:span text:style-name="T11">the </text:span><text:span text:style-name="T18">morphological shape of the </text:span><text:span text:style-name="T11">inflected text-forms can be </text:span><text:span text:style-name="T18">predicted from just the tag-information, provided that inflection-class annotations are added to the lemma</text:span><text:span text:style-name="T19">s</text:span><text:span text:style-name="T18">.</text:span><text:span text:style-name="T20"> This means that the immediate Late Common Slavonic ancestors of surface-text forms can be generated by </text:span><text:span text:style-name="T21">using</text:span><text:span text:style-name="T20"> a database of LCS inflectional-endings,</text:span><text:span text:style-name="T21"> </text:span><text:span text:style-name="T20">reconstructing </text:span><text:span text:style-name="T21">and inflection-class-marking </text:span><text:span text:style-name="T20">the LCS stems of the lemmas, and then </text:span><text:span text:style-name="T21">applying inflectional-endings to the stems according to the </text:span><text:span text:style-name="T22">word's </text:span><text:span text:style-name="T21">morphology-tag</text:span><text:span text:style-name="T22"> annotation</text:span><text:span text:style-name="T21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3">;</text:span> see Section <text:span text:style-name="T23">1</text:span> for more detail.</text:p></text:note-body></text:note></text:span><text:span text:style-name="T21">.</text:span><text:span text:style-name="T24"> S</text:span><text:span text:style-name="T22">uch LCS reconstructions are an extremely useful form of 'phonological annotation', since theoretically all the information required to give rise to an attested form </text:span><text:span text:style-name="T25">must</text:span><text:span text:style-name="T22"> be present in a</text:span><text:span text:style-name="T25">ny correct</text:span><text:span text:style-name="T22"> reconstruct</text:span><text:span text:style-name="T25">ed proto-form</text:span><text:span text:style-name="T22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6">they make the exhaustive investigation of almost any phonological or orthographic question trivially easy compared to manually reading and extracting relevant forms, or using TOROT</text:span><text:span text:style-name="T27">'</text:span><text:span text:style-name="T26">s existing lemmatisation and morphology-tagging to try to gather morphological categories which might contain the sound-groups one is interested in</text:span><text:span text:style-name="T28">. </text:span></text:p>
      <text:p text:style-name="P7"/>
      <text:p text:style-name="P8">In the next section<text:span text:style-name="T29"> I will describe</text:span> my computerised LCS inflectional-morphology <text:span text:style-name="T29">in more detail, </text:span><text:span text:style-name="T30">show</text:span><text:span text:style-name="T29"> </text:span>how it can be used to "autoreconstruct" <text:span text:style-name="T31">different </text:span>OCS texts<text:span text:style-name="T32">, </text:span><text:span text:style-name="T29">and </text:span><text:span text:style-name="T30">explain how </text:span><text:span text:style-name="T33">difficulties caused by things</text:span><text:span text:style-name="T34"> like</text:span><text:span text:style-name="T30"> morphological </text:span><text:span text:style-name="T33">innovations, badly-integrated foreign loanwords, </text:span><text:span text:style-name="T35">or insufficiently-precise tagging-data</text:span><text:span text:style-name="T30"> </text:span><text:span text:style-name="T34">can be overcome</text:span><text:span text:style-name="T33">.</text:span><text:span text:style-name="T36"> </text:span><text:span text:style-name="T37">(Possibly include here some demonstration of </text:span><text:span text:style-name="T38">'exhaustive investigation' of </text:span><text:span text:style-name="T37">the autoreconstructed Marianus, since that is the highest-quality TOROT text and the only one virtually 100% covered by my lemmas?)</text:span></text:p>
      <text:p text:style-name="P8"/>
      <text:p text:style-name="P9"><text:span text:style-name="T33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3">ing these tasks</text:span> for early Slavonic texts<text:span text:style-name="T39">.</text:span><text:span text:style-name="T30"> </text:span><text:span text:style-name="T39">T</text:span><text:span text:style-name="T30">hanks to </text:span><text:span text:style-name="T40">modern deep-learning techniques and </text:span><text:span text:style-name="T30">the </text:span><text:span text:style-name="T33">large and growing amount of manually-produced training-data</text:span><text:span text:style-name="T41"> in Eckhoff's corpus</text:span><text:span text:style-name="T33">, </text:span><text:span text:style-name="T39">accuracies of 90%+ can easily be reached (depending on the target-text), and I will see how far up this can be pushed by</text:span><text:span text:style-name="T42"> better neural-network design and</text:span><text:span text:style-name="T39"> more careful and informed pre-processing of </text:span><text:span text:style-name="T40">training and target-data</text:span><text:span text:style-name="T42">.</text:span></text:p>
      <text:p text:style-name="P10"/>
      <text:p text:style-name="P10"><text:span text:style-name="T43">A</text:span><text:span text:style-name="T44">s a </text:span><text:span text:style-name="T45">test-case</text:span><text:span text:style-name="T43"> of "wholly automatic" phonological annotation, Section 3 will</text:span><text:span text:style-name="T44"> apply such methods to the Codex Assemanianus, an OCS lectionary containing most of the gospels</text:span> <text:span text:style-name="T43">which has been digitised in an ASCII-encoded format by Jouko Lindstedt but is not included in Eckhoff's corpus. </text:span><text:span text:style-name="T46">Accuracy will be evaluated by comparing</text:span><text:span text:style-name="T47"> both the </text:span><text:span text:style-name="T46">automatic tagging and lemmatisation</text:span><text:span text:style-name="T47">, and the resulting LCS reconstructions,</text:span><text:span text:style-name="T46"> to 10 randomly-selected manually-annotated shorter sections.</text:span></text:p>
      <text:p text:style-name="P10"><text:soft-page-break/></text:p>
      <text:p text:style-name="P11">Section 4 will<text:span text:style-name="T48"> then</text:span> <text:span text:style-name="T49">use the wholly-automatically-reconstructed Assemanianus as </text:span><text:span text:style-name="T50">the basis for a short investigation into </text:span><text:span text:style-name="T51">aspects of its</text:span><text:span text:style-name="T50"> phonological and orthographic system, which will be compared against existing treatments of this text in the literature</text:span><text:span text:style-name="T51">, </text:span><text:span text:style-name="T52">to see to what extent useful insights can be extracted even without any form of manual-annotation.</text:span></text:p>
      <text:p text:style-name="P11"/>
      <text:p text:style-name="P12">1. Auto-reconstructing texts using a computerised Late Common Slavic inflectional morphology</text:p>
      <text:p text:style-name="P12"/>
      <text:p text:style-name="P13"><text:span text:style-name="T53">The premise of my chosen form of "phonological annotation"</text:span><text:span text:style-name="T54"> is that the earliest Slavic </text:span><text:span text:style-name="T55">texts reflect language</text:span><text:span text:style-name="T56">s</text:span><text:span text:style-name="T55"> </text:span><text:span text:style-name="T57">which </text:span><text:span text:style-name="T56">are</text:span><text:span text:style-name="T57"> </text:span><text:span text:style-name="T58">structurally</text:span><text:span text:style-name="T57"> close enough to the broadly-agreed-upon system of Late Common Slavonic</text:span><text:span text:style-name="T59"> that the </text:span><text:span text:style-name="T60">forms underlying the </text:span><text:span text:style-name="T59">manuscript-spellings are more or less trivially derivable (by the application of sound-change rules) from their theoretical LCS ancestors.</text:span><text:span text:style-name="T61"> </text:span><text:span text:style-name="T62">In order to account for as much of the subsequently attested Slavic as possible, a point </text:span><text:span text:style-name="T63">after the monophthongisation of diphthongs, but</text:span><text:span text:style-name="T62"> before the Second and Third Velar Palatalisations (PV2 and PV3) </text:span><text:span text:style-name="T63">is chosen as the point of departure, since</text:span><text:span text:style-name="T64"> differences between the </text:span><text:span text:style-name="T65">West Slavic </text:span><text:span text:style-name="T64">/š/ </text:span><text:span text:style-name="T65">and South/East /ś/ reflex of these two palatalisations of *x</text:span><text:span text:style-name="T66"> (Cz. loc. pl. </text:span><text:span text:style-name="T67">duších </text:span><text:span text:style-name="T68">&lt;*duxěxъ, </text:span><text:span text:style-name="T66">Prague Framents </text:span><text:span text:style-name="T69">вш</text:span><text:span text:style-name="T70">̅</text:span><text:span text:style-name="T69">ѣх' </text:span><text:span text:style-name="T66">&lt;*vьxěxъ</text:span><text:span text:style-name="T71"> vs. Suprasliensis </text:span><text:span text:style-name="T72">вь҆са</text:span><text:span text:style-name="T73"> , Ru. </text:span><text:span text:style-name="T74">вся</text:span><text:span text:style-name="T73"> &lt;*vьxa</text:span><text:span text:style-name="T68">)</text:span><text:span text:style-name="T65"> as well as the probable complete absence of both in the far North of East Slavic (Old Novgorodian</text:span><text:span text:style-name="T75"> nt. acc. sg. </text:span><text:span text:style-name="T76">вохо</text:span><text:span text:style-name="T77"> &lt;*vьxo, <text:s/>masc. loc. sg. </text:span><text:span text:style-name="T76">сѣньнікѣ </text:span><text:span text:style-name="T77">&lt;*sěnьnikě)</text:span><text:span text:style-name="T78">, prevent us from</text:span><text:span text:style-name="T79"> calling these</text:span><text:span text:style-name="T78"> changes</text:span><text:span text:style-name="T79"> "Common Slavonic"</text:span><text:span text:style-name="T78">.<text:line-break/>To be explicit, the native phonemes in my LCS system are given in the tables below:</text:span></text:p>
      <text:p text:style-name="P14"/>
      <text:p text:style-name="P14"><draw:frame draw:style-name="fr1" draw:name="Frame3" text:anchor-type="paragraph" svg:x="0.22cm" svg:y="0.118cm" svg:width="8.467cm" draw:z-index="0"><draw:text-box fo:min-height="6.946cm"><text:p text:style-name="P15"><draw:frame draw:style-name="fr2" draw:name="Frame1" text:anchor-type="paragraph" svg:x="7.601cm" svg:y="-0.002cm" svg:width="7.624cm" draw:z-index="1"><draw:text-box fo:min-height="7.468cm"><text:p text:style-name="P16">Table <text:sequence text:ref-name="refTable1" text:name="Table" text:formula="ooow:Table+1" style:num-format="1">1</text:sequence>: LCS consonants<text:span text:style-name="T80"> before PV2/PV3</text:span> (adapted from Winslow 2022: 304)</text:p><table:table table:name="Table1" table:style-name="Table1"><table:table-column table:style-name="Table1.A" table:number-columns-repeated="4"/><table:table-row><table:table-cell table:style-name="Table1.A1" office:value-type="string"><text:p text:style-name="P17">Labial</text:p></table:table-cell><table:table-cell table:style-name="Table1.A1" office:value-type="string"><text:p text:style-name="P17">Dental</text:p></table:table-cell><table:table-cell table:style-name="Table1.A1" office:value-type="string"><text:p text:style-name="P17">Palatal</text:p></table:table-cell><table:table-cell table:style-name="Table1.D1" office:value-type="string"><text:p text:style-name="P17">Velar</text:p></table:table-cell></table:table-row><table:table-row><table:table-cell table:style-name="Table1.A2" office:value-type="string"><text:p text:style-name="P18">m</text:p></table:table-cell><table:table-cell table:style-name="Table1.A2" office:value-type="string"><text:p text:style-name="P18">n</text:p></table:table-cell><table:table-cell table:style-name="Table1.A2" office:value-type="string"><text:p text:style-name="P18">ń</text:p></table:table-cell><table:table-cell table:style-name="Table1.D2" office:value-type="string"><text:p text:style-name="P19"/></table:table-cell></table:table-row><table:table-row><table:table-cell table:style-name="Table1.A2" office:value-type="string"><text:p text:style-name="P18">b <text:s text:c="10"/>p</text:p></table:table-cell><table:table-cell table:style-name="Table1.A2" office:value-type="string"><text:p text:style-name="P18">t <text:s text:c="8"/>d</text:p></table:table-cell><table:table-cell table:style-name="Table1.A2" office:value-type="string"><text:p text:style-name="P18">ћ <text:s text:c="7"/>ђ</text:p></table:table-cell><table:table-cell table:style-name="Table1.D2" office:value-type="string"><text:p text:style-name="P18">k <text:s text:c="6"/>g</text:p></table:table-cell></table:table-row><table:table-row><table:table-cell table:style-name="Table1.A2" office:value-type="string"><text:p text:style-name="P19"/></table:table-cell><table:table-cell table:style-name="Table1.A2" office:value-type="string"><text:p text:style-name="P18">s <text:s text:c="8"/>z</text:p></table:table-cell><table:table-cell table:style-name="Table1.A2" office:value-type="string"><text:p text:style-name="P18">š <text:s text:c="7"/>ž</text:p></table:table-cell><table:table-cell table:style-name="Table1.D2" office:value-type="string"><text:p text:style-name="P18">x</text:p></table:table-cell></table:table-row><table:table-row><table:table-cell table:style-name="Table1.A2" office:value-type="string"><text:p text:style-name="P19"/></table:table-cell><table:table-cell table:style-name="Table1.A2" office:value-type="string"><text:p text:style-name="P19"/></table:table-cell><table:table-cell table:style-name="Table1.A2" office:value-type="string"><text:p text:style-name="P18">č</text:p></table:table-cell><table:table-cell table:style-name="Table1.D2" office:value-type="string"><text:p text:style-name="P19"/></table:table-cell></table:table-row><table:table-row><table:table-cell table:style-name="Table1.A2" office:value-type="string"><text:p text:style-name="P19"/></table:table-cell><table:table-cell table:style-name="Table1.A2" office:value-type="string"><text:p text:style-name="P18">l</text:p></table:table-cell><table:table-cell table:style-name="Table1.A2" office:value-type="string"><text:p text:style-name="P18">ĺ</text:p></table:table-cell><table:table-cell table:style-name="Table1.D2" office:value-type="string"><text:p text:style-name="P19"/></table:table-cell></table:table-row><table:table-row><table:table-cell table:style-name="Table1.A2" office:value-type="string"><text:p text:style-name="P19"/></table:table-cell><table:table-cell table:style-name="Table1.A2" office:value-type="string"><text:p text:style-name="P18">r</text:p></table:table-cell><table:table-cell table:style-name="Table1.A2" office:value-type="string"><text:p text:style-name="P18">ŕ</text:p></table:table-cell><table:table-cell table:style-name="Table1.D2" office:value-type="string"><text:p text:style-name="P19"/></table:table-cell></table:table-row><table:table-row><table:table-cell table:style-name="Table1.A2" office:value-type="string"><text:p text:style-name="P18">v</text:p></table:table-cell><table:table-cell table:style-name="Table1.A2" office:value-type="string"><text:p text:style-name="P19"/></table:table-cell><table:table-cell table:style-name="Table1.A2" office:value-type="string"><text:p text:style-name="P18">j</text:p></table:table-cell><table:table-cell table:style-name="Table1.D2" office:value-type="string"><text:p text:style-name="P19"/></table:table-cell></table:table-row></table:table><text:p text:style-name="P20"/></draw:text-box></draw:frame>Table <text:sequence text:ref-name="refTable0" text:name="Table" text:formula="ooow:Table+1" style:num-format="1">2</text:sequence>: LCS Vowels after the monophthongisation of diphthongs</text:p><table:table table:name="Figure1" table:style-name="Figure1"><table:table-column table:style-name="Figure1.A"/><table:table-column table:style-name="Figure1.B"/><table:table-column table:style-name="Figure1.C"/><table:table-column table:style-name="Figure1.D"/><table:table-row><table:table-cell table:style-name="Figure1.A1" office:value-type="string"><text:p text:style-name="P21"/></table:table-cell><table:table-cell table:style-name="Figure1.B1" table:number-columns-spanned="3" office:value-type="string"><text:p text:style-name="P22">Front <text:s text:c="27"/>Back</text:p></table:table-cell><table:covered-table-cell/><table:covered-table-cell/></table:table-row><table:table-row table:style-name="Figure1.2"><table:table-cell table:style-name="Figure1.A2" table:number-rows-spanned="2" office:value-type="string"><text:p text:style-name="P23"/><text:p text:style-name="P23">High</text:p></table:table-cell><table:table-cell table:style-name="Figure1.A2" office:value-type="string"><text:p text:style-name="P24">i</text:p></table:table-cell><table:table-cell table:style-name="Figure1.A2" office:value-type="string"><text:p text:style-name="P25"/></table:table-cell><table:table-cell table:style-name="Figure1.D2" office:value-type="string"><text:p text:style-name="P26">y <text:s text:c="10"/>u</text:p></table:table-cell></table:table-row><table:table-row table:style-name="Figure1.3"><table:covered-table-cell table:style-name="Figure1.A2"/><table:table-cell table:style-name="Figure1.A2" office:value-type="string"><text:p text:style-name="P27">ŕ̥ ь ĺ̥</text:p></table:table-cell><table:table-cell table:style-name="Figure1.A2" office:value-type="string"><text:p text:style-name="P28">y̨</text:p></table:table-cell><table:table-cell table:style-name="Figure1.D2" office:value-type="string"><text:p text:style-name="P29">r̥ ъ l̥</text:p></table:table-cell></table:table-row><table:table-row table:style-name="Figure1.4"><table:table-cell table:style-name="Figure1.A2" table:number-rows-spanned="2" office:value-type="string"><text:p text:style-name="P23"/><text:p text:style-name="P23">Mid</text:p></table:table-cell><table:table-cell table:style-name="Figure1.A2" office:value-type="string"><text:p text:style-name="P26">e<text:span text:style-name="T81"> <text:s text:c="7"/>ę</text:span></text:p></table:table-cell><table:table-cell table:style-name="Figure1.A2" office:value-type="string"><text:p text:style-name="P25"/></table:table-cell><table:table-cell table:style-name="Figure1.D2" office:value-type="string"><text:p text:style-name="P30"><text:span text:style-name="T81">ǫ</text:span><text:span text:style-name="T82"> <text:s text:c="9"/></text:span>o</text:p></table:table-cell></table:table-row><table:table-row table:style-name="Figure1.5"><table:covered-table-cell table:style-name="Figure1.A2"/><table:table-cell table:style-name="Figure1.A2" office:value-type="string"><text:p text:style-name="P31">ě <text:s text:c="7"/>ę̌</text:p></table:table-cell><table:table-cell table:style-name="Figure1.A2" office:value-type="string"><text:p text:style-name="P25"/></table:table-cell><table:table-cell table:style-name="Figure1.D2" office:value-type="string"><text:p text:style-name="P31"/></table:table-cell></table:table-row><table:table-row table:style-name="Figure1.6"><table:table-cell table:style-name="Figure1.A2" table:number-rows-spanned="2" office:value-type="string"><text:p text:style-name="P22"/><text:p text:style-name="P23">Low</text:p></table:table-cell><table:table-cell table:style-name="Figure1.A2" office:value-type="string"><text:p text:style-name="P27">Ǣ</text:p></table:table-cell><table:table-cell table:style-name="Figure1.A2" office:value-type="string"><text:p text:style-name="P25"/></table:table-cell><table:table-cell table:style-name="Figure1.D2" office:value-type="string"><text:p text:style-name="P25"/></table:table-cell></table:table-row><table:table-row table:style-name="Figure1.7"><table:covered-table-cell table:style-name="Figure1.A2"/><table:table-cell table:style-name="Figure1.A2" office:value-type="string"><text:p text:style-name="P25"/></table:table-cell><table:table-cell table:style-name="Figure1.A2" office:value-type="string"><text:p text:style-name="P31">a</text:p></table:table-cell><table:table-cell table:style-name="Figure1.D2" office:value-type="string"><text:p text:style-name="P25"/></table:table-cell></table:table-row></table:table><text:p text:style-name="P32"/></draw:text-box></draw:frame></text:p>
      <text:p text:style-name="P14"/>
      <text:p text:style-name="P14"/>
      <text:p text:style-name="P14"/>
      <text:p text:style-name="P14"/>
      <text:p text:style-name="P33"/>
      <text:p text:style-name="P34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61">In addition</text:span><text:span text:style-name="T83">,</text:span><text:span text:style-name="T61"> the following symbols are used to represent phonemes of wholly foreign origin in order to represent badly-integrated foreign borrowings, whose level of integration into the native system </text:span><text:span text:style-name="T84">we deliberately do not take a position on</text:span><text:span text:style-name="T61">: /ḱ ǵ x́ f ü/</text:span><text:span text:style-name="T85">, e.g. in respectively </text:span><text:span text:style-name="T86">к҄итъ</text:span><text:span text:style-name="T87"> </text:span><text:span text:style-name="T88">&lt;*</text:span><text:span text:style-name="T89">ḱ</text:span><text:span text:style-name="T90">itъ</text:span><text:span text:style-name="T91"> </text:span><text:span text:style-name="T86">ꙇꙉемонъ</text:span><text:span text:style-name="T87"> </text:span><text:span text:style-name="T90">&lt;*iǵemonъ</text:span><text:span text:style-name="T87"> </text:span><text:span text:style-name="T86">хитонъ</text:span><text:span text:style-name="T87"> </text:span><text:span text:style-name="T90">&lt;*x́itonъ</text:span><text:span text:style-name="T92"> </text:span><text:span text:style-name="T93">иосифъ</text:span><text:span text:style-name="T94"> </text:span><text:span text:style-name="T90">&lt;*ijosifъ</text:span><text:span text:style-name="T94"> </text:span><text:span text:style-name="T88">and</text:span><text:span text:style-name="T94"> мѵро </text:span><text:span text:style-name="T90">&lt;*müro</text:span><text:span text:style-name="T95">. </text:span><text:span text:style-name="T61"><text:s/>Almost none of the words containing these symbols would actually have existed in the language during Common Slavonic times, but they need to be included in the indexing-system because they often contain native Slavic elements (</text:span><text:span text:style-name="T85">f.ex.</text:span><text:span text:style-name="T61"> inflectional endings). Normally they represent specific sounds in the source-language (usually Greek), </text:span><text:span text:style-name="T84">so </text:span><text:span text:style-name="T96">including them is </text:span><text:span text:style-name="T61">useful </text:span><text:span text:style-name="T96">for investigating the </text:span><text:span text:style-name="T61">process of </text:span><text:span text:style-name="T96">these sounds'</text:span><text:span text:style-name="T61"> integration into the native systems. </text:span><text:span text:style-name="T85">For instance,</text:span><text:span text:style-name="T61"> the variation between adapting Greek /ü/ to native /i/ or /u/</text:span><text:span text:style-name="T85"> can be seen in variations in the OCS </text:span><text:span text:style-name="T96">spellings of the </text:span><text:span text:style-name="T85">word for 'Egypt': </text:span><text:span text:style-name="T97">еꙉюпта</text:span><text:span text:style-name="T61"> vs </text:span><text:span text:style-name="T97">егіпта</text:span><text:span text:style-name="T61"> vs </text:span><text:span text:style-name="T97">егуптъ</text:span><text:span text:style-name="T61"> vs </text:span><text:span text:style-name="T97">егоуптъ</text:span><text:span text:style-name="T61"> vs </text:span><text:span text:style-name="T97">е̄ꙉѵпт̄а</text:span><text:span text:style-name="T97"><text:note text:id="ftn2" text:note-class="footnote"><text:note-citation>2</text:note-citation><text:note-body><text:p text:style-name="P38">NB apart from the form from Suprasliensis these should all be in Glagolitic, but currently everything in my database is Cyrillic<text:span text:style-name="T98">. Cyrillic transcription of Glagolitic is and always has been a bad idea for which Jagic' should be punished</text:span></text:p></text:note-body></text:note></text:span><text:span text:style-name="T85">, etc.</text:span><text:span text:style-name="T96">. One might also ask whether a separate &lt;</text:span><text:span text:style-name="T97">ꙉ</text:span><text:span text:style-name="T99">&gt;</text:span><text:span text:style-name="T100"> letter for /</text:span><text:span text:style-name="T101">ǵ</text:span><text:span text:style-name="T100">/ </text:span><text:soft-page-break/><text:span text:style-name="T100">(and the writing of &lt;</text:span><text:span text:style-name="T102">к҄</text:span><text:span text:style-name="T100"> &gt; with the palatalisation-diacritic) could be linked to the inadmissibility</text:span><text:span text:style-name="T103"> </text:span><text:span text:style-name="T100">in the native systems of soft [k</text:span><text:span text:style-name="T104">j</text:span><text:span text:style-name="T100">, g</text:span><text:span text:style-name="T104">j</text:span><text:span text:style-name="T105">] sounds, and their replacement with regular &lt;г, к&gt;</text:span><text:span text:style-name="T106"> more likely in systems with some level of native </text:span><text:span text:style-name="T105">[k</text:span><text:span text:style-name="T104">j</text:span><text:span text:style-name="T105">, g</text:span><text:span text:style-name="T104">j</text:span><text:span text:style-name="T105">]</text:span><text:span text:style-name="T106"> (for instance, in Rus' after the so-called Fourth Velar Palatalisation, or in Novgorod due to the retention of native velars before front-vowels because of the non-action of PV2, etc.); such questions are far easier to investigate if all relevant forms can be reliably retrieved by giving them even a consciously artificial LCS representation. </text:span></text:p>
      <text:p text:style-name="P39"/>
      <text:p text:style-name="P40"><text:span text:style-name="T107">I have neglected to include accentual information in my reconstruction of vowels, even though such information is in fact required to explain</text:span><text:span text:style-name="T108"> certain differing manuscript-reflexes,</text:span><text:span text:style-name="T109"> e.g. Russkaja Pravda fem. acc. sg. </text:span><text:span text:style-name="T110">робу</text:span><text:span text:style-name="T109"> &lt; *</text:span><text:span text:style-name="T111">orb-ǫ vs Uspenskij Sbornik nt. acc. sg. </text:span><text:span text:style-name="T112">рало</text:span><text:span text:style-name="T111"> &lt; *ordl-o, the second of which is listed in Derksen's (2007) Etymological Dictionary as </text:span>*òrdlo<text:span text:style-name="T113"> and accent-paradigm (a)</text:span><text:span text:style-name="T114"> (no accentual information is given for the first one). For too large a proportion of the vocabulary this information is not securely or uncontroversially reconstructed enough </text:span><text:span text:style-name="T115">to justify</text:span><text:span text:style-name="T114"> its inclusion, and anyway the (often post-LCS) derivational processes which</text:span><text:span text:style-name="T115"> are responsible for most of the actual words in OCS or Old Russian text</text:span><text:span text:style-name="T116">s</text:span><text:span text:style-name="T115"> complicate things even further (that </text:span><text:span text:style-name="T110">робу</text:span><text:span text:style-name="T117"> </text:span><text:span text:style-name="T115">example is actually not even listed in Derksen's dictionary, since he actually lists only the masculine *orbъ, and </text:span><text:span text:style-name="T118">I don't even know where I would go to find the accentuation of the feminine-derivative *orba, let alone a more complicated derivative of this root like in Russkaja Pravda 3rd pres. pl. verb </text:span><text:span text:style-name="T119">робѡтѧть</text:span><text:span text:style-name="T120">.</text:span><text:span text:style-name="T121">)</text:span></text:p>
      <text:p text:style-name="P41"/>
      <text:p text:style-name="P42"><text:span text:style-name="T122">T</text:span>he syllabic liquids /<text:span text:style-name="T123">ŕ̥ ĺ̥ r̥ l̥</text:span>/ <text:span text:style-name="T122">are included </text:span>as unitary vocalic phonemes, rather than as combinations of /ь ъ/ + /ŕ ĺ r<text:span text:style-name="T122"> </text:span>l/, because these groups descend from PIE syllabic liquids and many descendant Slavic dialects which retain syllabic liquids in this position do not show any evidence of an intervening oral-vowel + liquid stage (such a view is shared by Bethin 1991: 71-72; cf. also Bulgarian dialectal evidence in Stojkov 1954: 130-131, where hard consonants precede reflexes of the LCS /ĺ ŕ/ even in dialects with secondarily-palatalised consonants before fallen weak LCS /ь/).</text:p>
      <text:p text:style-name="P43"/>
      <text:p text:style-name="P44"><text:span text:style-name="T124">/</text:span><text:span text:style-name="T125">/there needs to be some more bullshit </text:span><text:span text:style-name="T126">about my LCS system here</text:span></text:p>
      <text:p text:style-name="P45"/>
      <text:p text:style-name="P46">The below is all just unstructured crap and random notes related to what I want eventually to talk about</text:p>
      <text:p text:style-name="P47"><text:span text:style-name="T59">By 'structurally' I </text:span><text:span text:style-name="T127">am referring to the structure at the phonological level</text:span><text:span text:style-name="T56">; structural changes at higher levels of analysis (inflectional morphology -&gt; derivational morphology)</text:span><text:span text:style-name="T128"> are of no concern unless they are </text:span><text:span text:style-name="T129">only </text:span><text:span text:style-name="T130">made possible only by </text:span><text:span text:style-name="T131">intervening </text:span><text:span text:style-name="T130">phonological changes</text:span><text:span text:style-name="T132">. </text:span></text:p>
      <text:p text:style-name="P48"><text:span text:style-name="T133"><text:tab/></text:span><text:span text:style-name="T132">For example, whether or not </text:span><text:span text:style-name="T134">there actually existed at the LCS stage a</text:span><text:span text:style-name="T132"> </text:span><text:span text:style-name="T135">mechanism for deriving </text:span><text:span text:style-name="T132">secondary-imperfective verb</text:span><text:span text:style-name="T135">s like OCS</text:span><text:span text:style-name="T132"> </text:span><text:span text:style-name="T136">разарꙗти</text:span><text:span text:style-name="T137"> </text:span><text:span text:style-name="T138">&lt;*orzaŕǢti</text:span><text:span text:style-name="T139"> from the prefixed </text:span><text:span text:style-name="T140">разорити</text:span><text:span text:style-name="T139"> </text:span><text:span text:style-name="T141">*</text:span><text:span text:style-name="T142">orzoriti is irrelevant, because LCS /</text:span><text:span text:style-name="T138">orzaŕǢti/ does not violate the rule of LCS phonotactics: palatal /ŕ/ can be followed by /Ǣ/ </text:span><text:span text:style-name="T142"><text:s/></text:span><text:span text:style-name="T143">because such a combination exists in the paradigms of wholly securely reconstructable jo-stem nouns, e.g. nt. gen. sg. *moŕǢ</text:span><text:span text:style-name="T144"> (&gt; Pol. morza, OCS </text:span><text:span text:style-name="T145">морꙗ</text:span><text:span text:style-name="T144">, Ru. моря, etc.)</text:span></text:p>
      <text:p text:style-name="P49"/>
      <text:p text:style-name="P50"><text:span text:style-name="T146">An obvious example of</text:span><text:span text:style-name="T147"> </text:span><text:span text:style-name="T146">morphological</text:span><text:span text:style-name="T147"> </text:span><text:span text:style-name="T146">change contingent upon structural phonological change, leading to manuscript forms which preclude </text:span><text:span text:style-name="T147">any</text:span><text:span text:style-name="T146"> </text:span><text:span text:style-name="T148">construction</text:span><text:span text:style-name="T146"> of </text:span><text:span text:style-name="T147">their</text:span><text:span text:style-name="T146"> direct LCS-stage ancestor</text:span><text:span text:style-name="T147">s</text:span><text:span text:style-name="T146">, </text:span><text:span text:style-name="T147">is the replacement of i‑stem endings with those of the corresponding jo- or j</text:span><text:span text:style-name="T149">ā-stems</text:span><text:span text:style-name="T147">, in nouns whose stems end on labials or the subset of LCS dental consonants which lack palatal counterparts, viz. /d t s z/. </text:span><text:span text:style-name="T150">Such</text:span><text:span text:style-name="T151"> deviances depend on the</text:span><text:span text:style-name="T146"> development of secondary phonemic palatalisation</text:span><text:span text:style-name="T152"> before LCS front-vowels</text:span></text:p>
      <text:p text:style-name="P51"/>
      <text:p text:style-name="P52"><text:span text:style-name="T153">Smolensk Treaty</text:span><text:span text:style-name="T154"> </text:span>татѧ</text:p>
      <text:p text:style-name="P50"/>
      <text:p text:style-name="P50"><text:span text:style-name="T155">In the case of Supr. Gsg. masc. ꙁвѣрѣ, for an original i-stem (звѣри &lt;*zvěri),</text:span><text:span text:style-name="T121"> a direct LCS ancestor for the attested form can still be given (*zvěŕǢ), because palatal /ŕ/ already exists in our LCS system, and one plausible explanation for this form is that the Eastern Bulgarian dialect underlying Suprasliensis developed secondary palatalisation of LCS plain *r before front-vowels, which was </text:span><text:soft-page-break/><text:span text:style-name="T121">then phonemicised after the fall of word-final front-jers, and that newly-palatalised /r'/ fell together with original LCS palatal /ŕ/, so that the nom. sg. *zvěrь became /zvěr'/, </text:span><text:span text:style-name="T156">and its stem now </text:span><text:span text:style-name="T121">end</text:span><text:span text:style-name="T156">ed</text:span><text:span text:style-name="T121"> on the same consonant </text:span><text:span text:style-name="T156">/r'/ </text:span><text:span text:style-name="T121">as</text:span><text:span text:style-name="T156"> original ja- and jo-stems ending on LCS *ŕ like </text:span><text:span text:style-name="T157">мор</text:span><text:span text:style-name="T158">҄</text:span><text:span text:style-name="T157">е</text:span><text:span text:style-name="T156"> and </text:span><text:span text:style-name="T157">боурꙗ</text:span><text:span text:style-name="T153">, so it began to be inflected as a jo-stem masculine instead of an i-stem. </text:span></text:p>
      <text:p text:style-name="P53"><text:span text:style-name="T159"><text:s/>Most clearly in Russian, but also in Eastern Bulgarian dialects, the development of </text:span><text:span text:style-name="T160">and (on the evidence of forms of the word господь) in the dialects of at least some of the antigraphs of some OCS texts, </text:span></text:p>
      <text:p text:style-name="P54"/>
      <text:p text:style-name="P55">It should be emphasised that the historical reality of our reconstructions is only of concern at the phonological level<text:span text:style-name="T161">, that is, phonemes and phonotactics; the plausibility of higher-level structures built out of these units, <text:s/></text:span></text:p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ookerly" svg:font-family="Bookerly" style:font-pitch="variable"/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5-21T17:37:52.318189206</dc:date>
    <meta:editing-duration>P4DT4H12M47S</meta:editing-duration>
    <meta:editing-cycles>145</meta:editing-cycles>
    <meta:generator>LibreOffice/25.2.2.2$Linux_X86_64 LibreOffice_project/520$Build-2</meta:generator>
    <meta:document-statistic meta:table-count="2" meta:image-count="0" meta:object-count="0" meta:page-count="4" meta:paragraph-count="61" meta:word-count="1904" meta:character-count="12475" meta:non-whitespace-character-count="10512"/>
  </office:meta>
</office:document-meta>
</file>